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01" calcext:value-type="float">
            <text:p>1.00E-014</text:p>
          </table:table-cell>
          <table:table-cell table:style-name="ce2" office:value-type="float" office:value="0.001" calcext:value-type="float">
            <text:p>1.00E-003</text:p>
          </table:table-cell>
          <table:table-cell table:number-columns-repeated="2" table:style-name="ce2" office:value-type="float" office:value="0.0000001" calcext:value-type="float">
            <text:p>1.00E-007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084115" calcext:value-type="float">
            <text:p>847.0701070841</text:p>
          </table:table-cell>
          <table:table-cell/>
          <table:table-cell table:style-name="ce3" office:value-type="float" office:value="847.070107152247" calcext:value-type="float">
            <text:p>847.0701071522</text:p>
          </table:table-cell>
          <table:table-cell/>
          <table:table-cell table:formula="of:=[.D8]/[.F8]" office:value-type="float" office:value="0.999999999919567" calcext:value-type="float">
            <text:p>0.9999999999</text:p>
          </table:table-cell>
          <table:table-cell table:formula="of:=[.D8]-[.F8]" office:value-type="float" office:value="-0.0000000681320670992136" calcext:value-type="float">
            <text:p>-6.81320670992136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152247" calcext:value-type="float">
            <text:p>847.0701071522</text:p>
          </table:table-cell>
          <table:table-cell/>
          <table:table-cell table:style-name="ce3" office:value-type="float" office:value="847.070107184238" calcext:value-type="float">
            <text:p>847.0701071842</text:p>
          </table:table-cell>
          <table:table-cell/>
          <table:table-cell table:formula="of:=[.M8]/[.O8]" office:value-type="float" office:value="0.999999999962233" calcext:value-type="float">
            <text:p>1</text:p>
          </table:table-cell>
          <table:table-cell table:formula="of:=[.M8]-[.O8]" office:value-type="float" office:value="-0.0000000319910213875119" calcext:value-type="float">
            <text:p>-3.20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16518" calcext:value-type="float">
            <text:p>3054.6042801652</text:p>
          </table:table-cell>
          <table:table-cell/>
          <table:table-cell table:style-name="ce3" office:value-type="float" office:value="3054.60428041858" calcext:value-type="float">
            <text:p>3054.6042804186</text:p>
          </table:table-cell>
          <table:table-cell/>
          <table:table-cell table:formula="of:=[.D9]/[.F9]" office:value-type="float" office:value="0.999999999917043" calcext:value-type="float">
            <text:p>0.9999999999</text:p>
          </table:table-cell>
          <table:table-cell table:formula="of:=[.D9]-[.F9]" office:value-type="float" office:value="-0.000000253399775829166" calcext:value-type="float">
            <text:p>-2.5339977582916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41858" calcext:value-type="float">
            <text:p>3054.6042804186</text:p>
          </table:table-cell>
          <table:table-cell/>
          <table:table-cell table:style-name="ce3" office:value-type="float" office:value="3054.60428053393" calcext:value-type="float">
            <text:p>3054.6042805339</text:p>
          </table:table-cell>
          <table:table-cell/>
          <table:table-cell table:formula="of:=[.M9]/[.O9]" office:value-type="float" office:value="0.999999999962237" calcext:value-type="float">
            <text:p>1</text:p>
          </table:table-cell>
          <table:table-cell table:formula="of:=[.M9]-[.O9]" office:value-type="float" office:value="-0.000000115349848783808" calcext:value-type="float">
            <text:p>-1.15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60359" calcext:value-type="float">
            <text:p>1216.8026766036</text:p>
          </table:table-cell>
          <table:table-cell/>
          <table:table-cell table:style-name="ce3" office:value-type="float" office:value="1216.80267654981" calcext:value-type="float">
            <text:p>1216.8026765498</text:p>
          </table:table-cell>
          <table:table-cell/>
          <table:table-cell table:formula="of:=[.D10]/[.F10]" office:value-type="float" office:value="1.0000000000442" calcext:value-type="float">
            <text:p>1</text:p>
          </table:table-cell>
          <table:table-cell table:formula="of:=[.D10]-[.F10]" office:value-type="float" office:value="0.0000000537800133315614" calcext:value-type="float">
            <text:p>5.37800133315614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54981" calcext:value-type="float">
            <text:p>1216.8026765498</text:p>
          </table:table-cell>
          <table:table-cell/>
          <table:table-cell table:style-name="ce3" office:value-type="float" office:value="1216.80267623724" calcext:value-type="float">
            <text:p>1216.8026762372</text:p>
          </table:table-cell>
          <table:table-cell/>
          <table:table-cell table:formula="of:=[.M10]/[.O10]" office:value-type="float" office:value="1.00000000025688" calcext:value-type="float">
            <text:p>1.0000000003</text:p>
          </table:table-cell>
          <table:table-cell table:formula="of:=[.M10]-[.O10]" office:value-type="float" office:value="0.00000031257013688446" calcext:value-type="float">
            <text:p>3.13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9823791175" calcext:value-type="float">
            <text:p>-0.2155298238</text:p>
          </table:table-cell>
          <table:table-cell/>
          <table:table-cell table:style-name="ce3" office:value-type="float" office:value="-0.21552879270543" calcext:value-type="float">
            <text:p>-0.2155287927</text:p>
          </table:table-cell>
          <table:table-cell/>
          <table:table-cell table:formula="of:=[.D11]/[.F11]" office:value-type="float" office:value="1.00000478398144" calcext:value-type="float">
            <text:p>1.000004784</text:p>
          </table:table-cell>
          <table:table-cell table:formula="of:=[.D11]-[.F11]" office:value-type="float" office:value="-0.00000103108574503463" calcext:value-type="float">
            <text:p>-1.03108574503463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879270543" calcext:value-type="float">
            <text:p>-0.2155287927</text:p>
          </table:table-cell>
          <table:table-cell/>
          <table:table-cell table:style-name="ce3" office:value-type="float" office:value="-0.215528442759077" calcext:value-type="float">
            <text:p>-0.2155284428</text:p>
          </table:table-cell>
          <table:table-cell/>
          <table:table-cell table:formula="of:=[.M11]/[.O11]" office:value-type="float" office:value="1.00000162366669" calcext:value-type="float">
            <text:p>1.0000016237</text:p>
          </table:table-cell>
          <table:table-cell table:formula="of:=[.M11]-[.O11]" office:value-type="float" office:value="-0.000000349946352978803" calcext:value-type="float">
            <text:p>-3.50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758818194291" calcext:value-type="float">
            <text:p>0.0635758818</text:p>
          </table:table-cell>
          <table:table-cell/>
          <table:table-cell table:style-name="ce3" office:value-type="float" office:value="0.0635797155618017" calcext:value-type="float">
            <text:p>0.0635797156</text:p>
          </table:table-cell>
          <table:table-cell/>
          <table:table-cell table:formula="of:=[.D12]/[.F12]" office:value-type="float" office:value="0.999939701800508" calcext:value-type="float">
            <text:p>0.9999397018</text:p>
          </table:table-cell>
          <table:table-cell table:formula="of:=[.D12]-[.F12]" office:value-type="float" office:value="-0.00000383374237260259" calcext:value-type="float">
            <text:p>-3.8337423726025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797155618017" calcext:value-type="float">
            <text:p>0.0635797156</text:p>
          </table:table-cell>
          <table:table-cell/>
          <table:table-cell table:style-name="ce3" office:value-type="float" office:value="0.0635809774653025" calcext:value-type="float">
            <text:p>0.0635809775</text:p>
          </table:table-cell>
          <table:table-cell/>
          <table:table-cell table:formula="of:=[.M12]/[.O12]" office:value-type="float" office:value="0.999980152813764" calcext:value-type="float">
            <text:p>0.9999801528</text:p>
          </table:table-cell>
          <table:table-cell table:formula="of:=[.M12]-[.O12]" office:value-type="float" office:value="-0.00000126190350080435" calcext:value-type="float">
            <text:p>-1.26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717480799018" calcext:value-type="float">
            <text:p>0.0014071748</text:p>
          </table:table-cell>
          <table:table-cell/>
          <table:table-cell table:style-name="ce3" office:value-type="float" office:value="0.00140628098185211" calcext:value-type="float">
            <text:p>0.001406281</text:p>
          </table:table-cell>
          <table:table-cell/>
          <table:table-cell table:formula="of:=[.D13]/[.F13]" office:value-type="float" office:value="1.00063559569503" calcext:value-type="float">
            <text:p>1.0006355957</text:p>
          </table:table-cell>
          <table:table-cell table:formula="of:=[.D13]-[.F13]" office:value-type="float" office:value="0.000000893826138070137" calcext:value-type="float">
            <text:p>8.9382613807013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628098185211" calcext:value-type="float">
            <text:p>0.001406281</text:p>
          </table:table-cell>
          <table:table-cell/>
          <table:table-cell table:style-name="ce3" office:value-type="float" office:value="0.0014028599759034" calcext:value-type="float">
            <text:p>0.00140286</text:p>
          </table:table-cell>
          <table:table-cell/>
          <table:table-cell table:formula="of:=[.M13]/[.O13]" office:value-type="float" office:value="1.00243859402041" calcext:value-type="float">
            <text:p>1.002438594</text:p>
          </table:table-cell>
          <table:table-cell table:formula="of:=[.M13]-[.O13]" office:value-type="float" office:value="0.00000342100594871004" calcext:value-type="float">
            <text:p>3.42E-00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4]/[.F14]" office:value-type="float" office:value="1" calcext:value-type="float">
            <text:p>1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084115" calcext:value-type="float">
            <text:p>847.0701070841</text:p>
          </table:table-cell>
          <table:table-cell/>
          <table:table-cell table:style-name="ce3" office:value-type="float" office:value="847.070107184238" calcext:value-type="float">
            <text:p>847.0701071842</text:p>
          </table:table-cell>
          <table:table-cell/>
          <table:table-cell table:formula="of:=[.D20]/[.F20]" office:value-type="float" office:value="0.999999999881801" calcext:value-type="float">
            <text:p>0.9999999999</text:p>
          </table:table-cell>
          <table:table-cell table:formula="of:=[.D20]-[.F20]" office:value-type="float" office:value="-0.000000100123088486725" calcext:value-type="float">
            <text:p>-1.0012308848672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152247" calcext:value-type="float">
            <text:p>847.0701071522</text:p>
          </table:table-cell>
          <table:table-cell/>
          <table:table-cell table:style-name="ce3" office:value-type="float" office:value="847.070107160497" calcext:value-type="float">
            <text:p>847.0701071605</text:p>
          </table:table-cell>
          <table:table-cell/>
          <table:table-cell table:formula="of:=[.M20]/[.O20]" office:value-type="float" office:value="0.999999999990261" calcext:value-type="float">
            <text:p>1</text:p>
          </table:table-cell>
          <table:table-cell table:formula="of:=[.M20]-[.O20]" office:value-type="float" office:value="-0.00000000824991275294451" calcext:value-type="float">
            <text:p>-8.25E-00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16518" calcext:value-type="float">
            <text:p>3054.6042801652</text:p>
          </table:table-cell>
          <table:table-cell/>
          <table:table-cell table:style-name="ce3" office:value-type="float" office:value="3054.60428053393" calcext:value-type="float">
            <text:p>3054.6042805339</text:p>
          </table:table-cell>
          <table:table-cell/>
          <table:table-cell table:formula="of:=[.D21]/[.F21]" office:value-type="float" office:value="0.999999999879281" calcext:value-type="float">
            <text:p>0.9999999999</text:p>
          </table:table-cell>
          <table:table-cell table:formula="of:=[.D21]-[.F21]" office:value-type="float" office:value="-0.000000368749624612974" calcext:value-type="float">
            <text:p>-3.68749624612974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41858" calcext:value-type="float">
            <text:p>3054.6042804186</text:p>
          </table:table-cell>
          <table:table-cell/>
          <table:table-cell table:style-name="ce3" office:value-type="float" office:value="3054.60428044832" calcext:value-type="float">
            <text:p>3054.6042804483</text:p>
          </table:table-cell>
          <table:table-cell/>
          <table:table-cell table:formula="of:=[.M21]/[.O21]" office:value-type="float" office:value="0.999999999990264" calcext:value-type="float">
            <text:p>1</text:p>
          </table:table-cell>
          <table:table-cell table:formula="of:=[.M21]-[.O21]" office:value-type="float" office:value="-0.0000000297400220006239" calcext:value-type="float">
            <text:p>-2.97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60359" calcext:value-type="float">
            <text:p>1216.8026766036</text:p>
          </table:table-cell>
          <table:table-cell/>
          <table:table-cell table:style-name="ce3" office:value-type="float" office:value="1216.80267623724" calcext:value-type="float">
            <text:p>1216.8026762372</text:p>
          </table:table-cell>
          <table:table-cell/>
          <table:table-cell table:formula="of:=[.D22]/[.F22]" office:value-type="float" office:value="1.00000000030108" calcext:value-type="float">
            <text:p>1.0000000003</text:p>
          </table:table-cell>
          <table:table-cell table:formula="of:=[.D22]-[.F22]" office:value-type="float" office:value="0.000000366350150216022" calcext:value-type="float">
            <text:p>3.6635015021602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54981" calcext:value-type="float">
            <text:p>1216.8026765498</text:p>
          </table:table-cell>
          <table:table-cell/>
          <table:table-cell table:style-name="ce3" office:value-type="float" office:value="1216.80267646926" calcext:value-type="float">
            <text:p>1216.8026764693</text:p>
          </table:table-cell>
          <table:table-cell/>
          <table:table-cell table:formula="of:=[.M22]/[.O22]" office:value-type="float" office:value="1.0000000000662" calcext:value-type="float">
            <text:p>1.0000000001</text:p>
          </table:table-cell>
          <table:table-cell table:formula="of:=[.M22]-[.O22]" office:value-type="float" office:value="0.0000000805500803835457" calcext:value-type="float">
            <text:p>8.06E-008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9823791175" calcext:value-type="float">
            <text:p>-0.2155298238</text:p>
          </table:table-cell>
          <table:table-cell/>
          <table:table-cell table:style-name="ce3" office:value-type="float" office:value="-0.215528442759077" calcext:value-type="float">
            <text:p>-0.2155284428</text:p>
          </table:table-cell>
          <table:table-cell/>
          <table:table-cell table:formula="of:=[.D23]/[.F23]" office:value-type="float" office:value="1.0000064076559" calcext:value-type="float">
            <text:p>1.0000064077</text:p>
          </table:table-cell>
          <table:table-cell table:formula="of:=[.D23]-[.F23]" office:value-type="float" office:value="-0.00000138103209801344" calcext:value-type="float">
            <text:p>-0.00000138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879270543" calcext:value-type="float">
            <text:p>-0.2155287927</text:p>
          </table:table-cell>
          <table:table-cell/>
          <table:table-cell table:style-name="ce3" office:value-type="float" office:value="-0.215528702403137" calcext:value-type="float">
            <text:p>-0.2155287024</text:p>
          </table:table-cell>
          <table:table-cell/>
          <table:table-cell table:formula="of:=[.M23]/[.O23]" office:value-type="float" office:value="1.00000041898036" calcext:value-type="float">
            <text:p>1.000000419</text:p>
          </table:table-cell>
          <table:table-cell table:formula="of:=[.M23]-[.O23]" office:value-type="float" office:value="-0.000000090302292976574" calcext:value-type="float">
            <text:p>-9.03E-00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758818194291" calcext:value-type="float">
            <text:p>0.0635758818</text:p>
          </table:table-cell>
          <table:table-cell/>
          <table:table-cell table:style-name="ce3" office:value-type="float" office:value="0.0635809774653025" calcext:value-type="float">
            <text:p>0.0635809775</text:p>
          </table:table-cell>
          <table:table-cell/>
          <table:table-cell table:formula="of:=[.D24]/[.F24]" office:value-type="float" office:value="0.999919855811022" calcext:value-type="float">
            <text:p>0.9999198558</text:p>
          </table:table-cell>
          <table:table-cell table:formula="of:=[.D24]-[.F24]" office:value-type="float" office:value="-0.00000509564587340694" calcext:value-type="float">
            <text:p>-5.0956458734069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797155618017" calcext:value-type="float">
            <text:p>0.0635797156</text:p>
          </table:table-cell>
          <table:table-cell/>
          <table:table-cell table:style-name="ce3" office:value-type="float" office:value="0.0635800411910912" calcext:value-type="float">
            <text:p>0.0635800412</text:p>
          </table:table-cell>
          <table:table-cell/>
          <table:table-cell table:formula="of:=[.M24]/[.O24]" office:value-type="float" office:value="0.99999487843538" calcext:value-type="float">
            <text:p>0.9999948784</text:p>
          </table:table-cell>
          <table:table-cell table:formula="of:=[.M24]-[.O24]" office:value-type="float" office:value="-0.000000325629289504858" calcext:value-type="float">
            <text:p>-3.26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717480799018" calcext:value-type="float">
            <text:p>0.0014071748</text:p>
          </table:table-cell>
          <table:table-cell/>
          <table:table-cell table:style-name="ce3" office:value-type="float" office:value="0.0014028599759034" calcext:value-type="float">
            <text:p>0.00140286</text:p>
          </table:table-cell>
          <table:table-cell/>
          <table:table-cell table:formula="of:=[.D25]/[.F25]" office:value-type="float" office:value="1.0030757396753" calcext:value-type="float">
            <text:p>1.0030757397</text:p>
          </table:table-cell>
          <table:table-cell table:formula="of:=[.D25]-[.F25]" office:value-type="float" office:value="0.00000431483208678018" calcext:value-type="float">
            <text:p>4.31483208678018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628098185211" calcext:value-type="float">
            <text:p>0.001406281</text:p>
          </table:table-cell>
          <table:table-cell/>
          <table:table-cell table:style-name="ce3" office:value-type="float" office:value="0.0014053994102974" calcext:value-type="float">
            <text:p>0.0014053994</text:p>
          </table:table-cell>
          <table:table-cell/>
          <table:table-cell table:formula="of:=[.M25]/[.O25]" office:value-type="float" office:value="1.00062727474357" calcext:value-type="float">
            <text:p>1.0006272747</text:p>
          </table:table-cell>
          <table:table-cell table:formula="of:=[.M25]-[.O25]" office:value-type="float" office:value="0.00000088157155471013" calcext:value-type="float">
            <text:p>8.82E-007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084115" calcext:value-type="float">
            <text:p>847.0701070841</text:p>
          </table:table-cell>
          <table:table-cell/>
          <table:table-cell table:style-name="ce3" office:value-type="float" office:value="847.070107160497" calcext:value-type="float">
            <text:p>847.0701071605</text:p>
          </table:table-cell>
          <table:table-cell/>
          <table:table-cell table:formula="of:=[.D32]/[.F32]" office:value-type="float" office:value="0.999999999909828" calcext:value-type="float">
            <text:p>0.9999999999</text:p>
          </table:table-cell>
          <table:table-cell table:formula="of:=[.D32]-[.F32]" office:value-type="float" office:value="-0.0000000763819798521581" calcext:value-type="float">
            <text:p>-7.63819798521581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160497" calcext:value-type="float">
            <text:p>847.0701071605</text:p>
          </table:table-cell>
          <table:table-cell/>
          <table:table-cell table:style-name="ce3" office:value-type="float" office:value="847.070107184238" calcext:value-type="float">
            <text:p>847.0701071842</text:p>
          </table:table-cell>
          <table:table-cell/>
          <table:table-cell table:formula="of:=[.M32]/[.O32]" office:value-type="float" office:value="0.999999999971973" calcext:value-type="float">
            <text:p>1</text:p>
          </table:table-cell>
          <table:table-cell table:formula="of:=[.M32]-[.O32]" office:value-type="float" office:value="-0.0000000237411086345674" calcext:value-type="float">
            <text:p>-2.37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16518" calcext:value-type="float">
            <text:p>3054.6042801652</text:p>
          </table:table-cell>
          <table:table-cell/>
          <table:table-cell table:style-name="ce3" office:value-type="float" office:value="3054.60428044832" calcext:value-type="float">
            <text:p>3054.6042804483</text:p>
          </table:table-cell>
          <table:table-cell/>
          <table:table-cell table:formula="of:=[.D33]/[.F33]" office:value-type="float" office:value="0.999999999907307" calcext:value-type="float">
            <text:p>0.9999999999</text:p>
          </table:table-cell>
          <table:table-cell table:formula="of:=[.D33]-[.F33]" office:value-type="float" office:value="-0.00000028313979782979" calcext:value-type="float">
            <text:p>-2.8313979782979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44832" calcext:value-type="float">
            <text:p>3054.6042804483</text:p>
          </table:table-cell>
          <table:table-cell/>
          <table:table-cell table:style-name="ce3" office:value-type="float" office:value="3054.60428053393" calcext:value-type="float">
            <text:p>3054.6042805339</text:p>
          </table:table-cell>
          <table:table-cell/>
          <table:table-cell table:formula="of:=[.M33]/[.O33]" office:value-type="float" office:value="0.999999999971974" calcext:value-type="float">
            <text:p>1</text:p>
          </table:table-cell>
          <table:table-cell table:formula="of:=[.M33]-[.O33]" office:value-type="float" office:value="-0.000000085609826783184" calcext:value-type="float">
            <text:p>-8.56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60359" calcext:value-type="float">
            <text:p>1216.8026766036</text:p>
          </table:table-cell>
          <table:table-cell/>
          <table:table-cell table:style-name="ce3" office:value-type="float" office:value="1216.80267646926" calcext:value-type="float">
            <text:p>1216.8026764693</text:p>
          </table:table-cell>
          <table:table-cell/>
          <table:table-cell table:formula="of:=[.D34]/[.F34]" office:value-type="float" office:value="1.0000000001104" calcext:value-type="float">
            <text:p>1.0000000001</text:p>
          </table:table-cell>
          <table:table-cell table:formula="of:=[.D34]-[.F34]" office:value-type="float" office:value="0.000000134330093715107" calcext:value-type="float">
            <text:p>1.34330093715107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46926" calcext:value-type="float">
            <text:p>1216.8026764693</text:p>
          </table:table-cell>
          <table:table-cell/>
          <table:table-cell table:style-name="ce3" office:value-type="float" office:value="1216.80267623724" calcext:value-type="float">
            <text:p>1216.8026762372</text:p>
          </table:table-cell>
          <table:table-cell/>
          <table:table-cell table:formula="of:=[.M34]/[.O34]" office:value-type="float" office:value="1.00000000019068" calcext:value-type="float">
            <text:p>1.0000000002</text:p>
          </table:table-cell>
          <table:table-cell table:formula="of:=[.M34]-[.O34]" office:value-type="float" office:value="0.000000232020056500914" calcext:value-type="float">
            <text:p>2.32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9823791175" calcext:value-type="float">
            <text:p>-0.2155298238</text:p>
          </table:table-cell>
          <table:table-cell/>
          <table:table-cell table:style-name="ce3" office:value-type="float" office:value="-0.215528702403137" calcext:value-type="float">
            <text:p>-0.2155287024</text:p>
          </table:table-cell>
          <table:table-cell/>
          <table:table-cell table:formula="of:=[.D35]/[.F35]" office:value-type="float" office:value="1.00000520296381" calcext:value-type="float">
            <text:p>1.000005203</text:p>
          </table:table-cell>
          <table:table-cell table:formula="of:=[.D35]-[.F35]" office:value-type="float" office:value="-0.00000112138803801121" calcext:value-type="float">
            <text:p>-1.12138803801121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8702403137" calcext:value-type="float">
            <text:p>-0.2155287024</text:p>
          </table:table-cell>
          <table:table-cell/>
          <table:table-cell table:style-name="ce3" office:value-type="float" office:value="-0.215528442759077" calcext:value-type="float">
            <text:p>-0.2155284428</text:p>
          </table:table-cell>
          <table:table-cell/>
          <table:table-cell table:formula="of:=[.M35]/[.O35]" office:value-type="float" office:value="1.00000120468583" calcext:value-type="float">
            <text:p>1.0000012047</text:p>
          </table:table-cell>
          <table:table-cell table:formula="of:=[.M35]-[.O35]" office:value-type="float" office:value="-0.000000259644060002229" calcext:value-type="float">
            <text:p>-2.60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758818194291" calcext:value-type="float">
            <text:p>0.0635758818</text:p>
          </table:table-cell>
          <table:table-cell/>
          <table:table-cell table:style-name="ce3" office:value-type="float" office:value="0.0635800411910912" calcext:value-type="float">
            <text:p>0.0635800412</text:p>
          </table:table-cell>
          <table:table-cell/>
          <table:table-cell table:formula="of:=[.D36]/[.F36]" office:value-type="float" office:value="0.999934580544709" calcext:value-type="float">
            <text:p>0.9999345805</text:p>
          </table:table-cell>
          <table:table-cell table:formula="of:=[.D36]-[.F36]" office:value-type="float" office:value="-0.00000415937166210745" calcext:value-type="float">
            <text:p>-4.15937166210745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800411910912" calcext:value-type="float">
            <text:p>0.0635800412</text:p>
          </table:table-cell>
          <table:table-cell/>
          <table:table-cell table:style-name="ce3" office:value-type="float" office:value="0.0635809774653025" calcext:value-type="float">
            <text:p>0.0635809775</text:p>
          </table:table-cell>
          <table:table-cell/>
          <table:table-cell table:formula="of:=[.M36]/[.O36]" office:value-type="float" office:value="0.999985274302966" calcext:value-type="float">
            <text:p>0.9999852743</text:p>
          </table:table-cell>
          <table:table-cell table:formula="of:=[.M36]-[.O36]" office:value-type="float" office:value="-0.000000936274211299493" calcext:value-type="float">
            <text:p>-9.36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717480799018" calcext:value-type="float">
            <text:p>0.0014071748</text:p>
          </table:table-cell>
          <table:table-cell/>
          <table:table-cell table:style-name="ce3" office:value-type="float" office:value="0.0014053994102974" calcext:value-type="float">
            <text:p>0.0014053994</text:p>
          </table:table-cell>
          <table:table-cell/>
          <table:table-cell table:formula="of:=[.D37]/[.F37]" office:value-type="float" office:value="1.00126326913173" calcext:value-type="float">
            <text:p>1.0012632691</text:p>
          </table:table-cell>
          <table:table-cell table:formula="of:=[.D37]-[.F37]" office:value-type="float" office:value="0.00000177539769278027" calcext:value-type="float">
            <text:p>1.77539769278027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53994102974" calcext:value-type="float">
            <text:p>0.0014053994</text:p>
          </table:table-cell>
          <table:table-cell/>
          <table:table-cell table:style-name="ce3" office:value-type="float" office:value="0.0014028599759034" calcext:value-type="float">
            <text:p>0.00140286</text:p>
          </table:table-cell>
          <table:table-cell/>
          <table:table-cell table:formula="of:=[.M37]/[.O37]" office:value-type="float" office:value="1.00181018379426" calcext:value-type="float">
            <text:p>1.0018101838</text:p>
          </table:table-cell>
          <table:table-cell table:formula="of:=[.M37]-[.O37]" office:value-type="float" office:value="0.00000253943439399991" calcext:value-type="float">
            <text:p>2.54E-00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084115" calcext:value-type="float">
            <text:p>847.0701070841</text:p>
          </table:table-cell>
          <table:table-cell/>
          <table:table-cell table:style-name="ce3" office:value-type="float" office:value="847.070107189636" calcext:value-type="float">
            <text:p>847.0701071896</text:p>
          </table:table-cell>
          <table:table-cell/>
          <table:table-cell table:formula="of:=[.D44]/[.F44]" office:value-type="float" office:value="0.999999999875428" calcext:value-type="float">
            <text:p>0.9999999999</text:p>
          </table:table-cell>
          <table:table-cell table:formula="of:=[.D44]-[.F44]" office:value-type="float" office:value="-0.000000105521053228586" calcext:value-type="float">
            <text:p>-1.0552105322858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152247" calcext:value-type="float">
            <text:p>847.0701071522</text:p>
          </table:table-cell>
          <table:table-cell/>
          <table:table-cell table:style-name="ce3" office:value-type="float" office:value="847.070107189636" calcext:value-type="float">
            <text:p>847.0701071896</text:p>
          </table:table-cell>
          <table:table-cell/>
          <table:table-cell table:formula="of:=[.M44]/[.O44]" office:value-type="float" office:value="0.999999999955861" calcext:value-type="float">
            <text:p>1</text:p>
          </table:table-cell>
          <table:table-cell table:formula="of:=[.M44]-[.O44]" office:value-type="float" office:value="-0.0000000373889861293719" calcext:value-type="float">
            <text:p>-3.74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16518" calcext:value-type="float">
            <text:p>3054.6042801652</text:p>
          </table:table-cell>
          <table:table-cell/>
          <table:table-cell table:style-name="ce3" office:value-type="float" office:value="3054.6042805534" calcext:value-type="float">
            <text:p>3054.6042805534</text:p>
          </table:table-cell>
          <table:table-cell/>
          <table:table-cell table:formula="of:=[.D45]/[.F45]" office:value-type="float" office:value="0.999999999872907" calcext:value-type="float">
            <text:p>0.9999999999</text:p>
          </table:table-cell>
          <table:table-cell table:formula="of:=[.D45]-[.F45]" office:value-type="float" office:value="-0.000000388219632441178" calcext:value-type="float">
            <text:p>-3.88219632441178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41858" calcext:value-type="float">
            <text:p>3054.6042804186</text:p>
          </table:table-cell>
          <table:table-cell/>
          <table:table-cell table:style-name="ce3" office:value-type="float" office:value="3054.6042805534" calcext:value-type="float">
            <text:p>3054.6042805534</text:p>
          </table:table-cell>
          <table:table-cell/>
          <table:table-cell table:formula="of:=[.M45]/[.O45]" office:value-type="float" office:value="0.999999999955863" calcext:value-type="float">
            <text:p>1</text:p>
          </table:table-cell>
          <table:table-cell table:formula="of:=[.M45]-[.O45]" office:value-type="float" office:value="-0.000000134819856612012" calcext:value-type="float">
            <text:p>-1.35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60359" calcext:value-type="float">
            <text:p>1216.8026766036</text:p>
          </table:table-cell>
          <table:table-cell/>
          <table:table-cell table:style-name="ce3" office:value-type="float" office:value="1216.80267618443" calcext:value-type="float">
            <text:p>1216.8026761844</text:p>
          </table:table-cell>
          <table:table-cell/>
          <table:table-cell table:formula="of:=[.D46]/[.F46]" office:value-type="float" office:value="1.00000000034448" calcext:value-type="float">
            <text:p>1.0000000003</text:p>
          </table:table-cell>
          <table:table-cell table:formula="of:=[.D46]-[.F46]" office:value-type="float" office:value="0.000000419159960074467" calcext:value-type="float">
            <text:p>4.19159960074467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54981" calcext:value-type="float">
            <text:p>1216.8026765498</text:p>
          </table:table-cell>
          <table:table-cell/>
          <table:table-cell table:style-name="ce3" office:value-type="float" office:value="1216.80267618443" calcext:value-type="float">
            <text:p>1216.8026761844</text:p>
          </table:table-cell>
          <table:table-cell/>
          <table:table-cell table:formula="of:=[.M46]/[.O46]" office:value-type="float" office:value="1.00000000030028" calcext:value-type="float">
            <text:p>1.0000000003</text:p>
          </table:table-cell>
          <table:table-cell table:formula="of:=[.M46]-[.O46]" office:value-type="float" office:value="0.000000365379946742905" calcext:value-type="float">
            <text:p>3.65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9823791175" calcext:value-type="float">
            <text:p>-0.2155298238</text:p>
          </table:table-cell>
          <table:table-cell/>
          <table:table-cell table:style-name="ce3" office:value-type="float" office:value="-0.215528383719148" calcext:value-type="float">
            <text:p>-0.2155283837</text:p>
          </table:table-cell>
          <table:table-cell/>
          <table:table-cell table:formula="of:=[.D47]/[.F47]" office:value-type="float" office:value="1.00000668158876" calcext:value-type="float">
            <text:p>1.0000066816</text:p>
          </table:table-cell>
          <table:table-cell table:formula="of:=[.D47]-[.F47]" office:value-type="float" office:value="-0.00000144007202701468" calcext:value-type="float">
            <text:p>-1.44007202701468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879270543" calcext:value-type="float">
            <text:p>-0.2155287927</text:p>
          </table:table-cell>
          <table:table-cell/>
          <table:table-cell table:style-name="ce3" office:value-type="float" office:value="-0.215528383719148" calcext:value-type="float">
            <text:p>-0.2155283837</text:p>
          </table:table-cell>
          <table:table-cell/>
          <table:table-cell table:formula="of:=[.M47]/[.O47]" office:value-type="float" office:value="1.00000189759824" calcext:value-type="float">
            <text:p>1.0000018976</text:p>
          </table:table-cell>
          <table:table-cell table:formula="of:=[.M47]-[.O47]" office:value-type="float" office:value="-0.000000408986281980051" calcext:value-type="float">
            <text:p>-4.09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758818194291" calcext:value-type="float">
            <text:p>0.0635758818</text:p>
          </table:table-cell>
          <table:table-cell/>
          <table:table-cell table:style-name="ce3" office:value-type="float" office:value="0.0635811903627693" calcext:value-type="float">
            <text:p>0.0635811904</text:p>
          </table:table-cell>
          <table:table-cell/>
          <table:table-cell table:formula="of:=[.D48]/[.F48]" office:value-type="float" office:value="0.999916507644636" calcext:value-type="float">
            <text:p>0.9999165076</text:p>
          </table:table-cell>
          <table:table-cell table:formula="of:=[.D48]-[.F48]" office:value-type="float" office:value="-0.0000053085433402017" calcext:value-type="float">
            <text:p>-5.308543340201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797155618017" calcext:value-type="float">
            <text:p>0.0635797156</text:p>
          </table:table-cell>
          <table:table-cell/>
          <table:table-cell table:style-name="ce3" office:value-type="float" office:value="0.0635811903627693" calcext:value-type="float">
            <text:p>0.0635811904</text:p>
          </table:table-cell>
          <table:table-cell/>
          <table:table-cell table:formula="of:=[.M48]/[.O48]" office:value-type="float" office:value="0.999976804445478" calcext:value-type="float">
            <text:p>0.9999768044</text:p>
          </table:table-cell>
          <table:table-cell table:formula="of:=[.M48]-[.O48]" office:value-type="float" office:value="-0.00000147480096759911" calcext:value-type="float">
            <text:p>-1.47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717480799018" calcext:value-type="float">
            <text:p>0.0014071748</text:p>
          </table:table-cell>
          <table:table-cell/>
          <table:table-cell table:style-name="ce3" office:value-type="float" office:value="0.00140228199304626" calcext:value-type="float">
            <text:p>0.001402282</text:p>
          </table:table-cell>
          <table:table-cell/>
          <table:table-cell table:formula="of:=[.D49]/[.F49]" office:value-type="float" office:value="1.00348918047025" calcext:value-type="float">
            <text:p>1.0034891805</text:p>
          </table:table-cell>
          <table:table-cell table:formula="of:=[.D49]-[.F49]" office:value-type="float" office:value="0.00000489281494392012" calcext:value-type="float">
            <text:p>4.89281494392012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628098185211" calcext:value-type="float">
            <text:p>0.001406281</text:p>
          </table:table-cell>
          <table:table-cell/>
          <table:table-cell table:style-name="ce3" office:value-type="float" office:value="0.00140228199304626" calcext:value-type="float">
            <text:p>0.001402282</text:p>
          </table:table-cell>
          <table:table-cell/>
          <table:table-cell table:formula="of:=[.M49]/[.O49]" office:value-type="float" office:value="1.00285177220108" calcext:value-type="float">
            <text:p>1.0028517722</text:p>
          </table:table-cell>
          <table:table-cell table:formula="of:=[.M49]-[.O49]" office:value-type="float" office:value="0.00000399898880584998" calcext:value-type="float">
            <text:p>4.00E-00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189636" calcext:value-type="float">
            <text:p>847.0701071896</text:p>
          </table:table-cell>
          <table:table-cell/>
          <table:table-cell table:style-name="ce3" office:value-type="float" office:value="847.070107160497" calcext:value-type="float">
            <text:p>847.0701071605</text:p>
          </table:table-cell>
          <table:table-cell/>
          <table:table-cell table:formula="of:=[.M56]/[.O56]" office:value-type="float" office:value="1.0000000000344" calcext:value-type="float">
            <text:p>1</text:p>
          </table:table-cell>
          <table:table-cell table:formula="of:=[.M56]-[.O56]" office:value-type="float" office:value="0.0000000291390733764274" calcext:value-type="float">
            <text:p>2.91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5534" calcext:value-type="float">
            <text:p>3054.6042805534</text:p>
          </table:table-cell>
          <table:table-cell/>
          <table:table-cell table:style-name="ce3" office:value-type="float" office:value="3054.60428044832" calcext:value-type="float">
            <text:p>3054.6042804483</text:p>
          </table:table-cell>
          <table:table-cell/>
          <table:table-cell table:formula="of:=[.M57]/[.O57]" office:value-type="float" office:value="1.0000000000344" calcext:value-type="float">
            <text:p>1</text:p>
          </table:table-cell>
          <table:table-cell table:formula="of:=[.M57]-[.O57]" office:value-type="float" office:value="0.000000105079834611388" calcext:value-type="float">
            <text:p>1.05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18443" calcext:value-type="float">
            <text:p>1216.8026761844</text:p>
          </table:table-cell>
          <table:table-cell/>
          <table:table-cell table:style-name="ce3" office:value-type="float" office:value="1216.80267646926" calcext:value-type="float">
            <text:p>1216.8026764693</text:p>
          </table:table-cell>
          <table:table-cell/>
          <table:table-cell table:formula="of:=[.M58]/[.O58]" office:value-type="float" office:value="0.999999999765919" calcext:value-type="float">
            <text:p>0.9999999998</text:p>
          </table:table-cell>
          <table:table-cell table:formula="of:=[.M58]-[.O58]" office:value-type="float" office:value="-0.00000028482986635936" calcext:value-type="float">
            <text:p>-2.85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8383719148" calcext:value-type="float">
            <text:p>-0.2155283837</text:p>
          </table:table-cell>
          <table:table-cell/>
          <table:table-cell table:style-name="ce3" office:value-type="float" office:value="-0.215528702403137" calcext:value-type="float">
            <text:p>-0.2155287024</text:p>
          </table:table-cell>
          <table:table-cell/>
          <table:table-cell table:formula="of:=[.M59]/[.O59]" office:value-type="float" office:value="0.999998521384923" calcext:value-type="float">
            <text:p>0.9999985214</text:p>
          </table:table-cell>
          <table:table-cell table:formula="of:=[.M59]-[.O59]" office:value-type="float" office:value="0.000000318683989003476" calcext:value-type="float">
            <text:p>3.19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811903627693" calcext:value-type="float">
            <text:p>0.0635811904</text:p>
          </table:table-cell>
          <table:table-cell/>
          <table:table-cell table:style-name="ce3" office:value-type="float" office:value="0.0635800411910912" calcext:value-type="float">
            <text:p>0.0635800412</text:p>
          </table:table-cell>
          <table:table-cell/>
          <table:table-cell table:formula="of:=[.M60]/[.O60]" office:value-type="float" office:value="1.00001807440915" calcext:value-type="float">
            <text:p>1.0000180744</text:p>
          </table:table-cell>
          <table:table-cell table:formula="of:=[.M60]-[.O60]" office:value-type="float" office:value="0.00000114917167809425" calcext:value-type="float">
            <text:p>1.15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228199304626" calcext:value-type="float">
            <text:p>0.001402282</text:p>
          </table:table-cell>
          <table:table-cell/>
          <table:table-cell table:style-name="ce3" office:value-type="float" office:value="0.0014053994102974" calcext:value-type="float">
            <text:p>0.0014053994</text:p>
          </table:table-cell>
          <table:table-cell/>
          <table:table-cell table:formula="of:=[.M61]/[.O61]" office:value-type="float" office:value="0.997781828262985" calcext:value-type="float">
            <text:p>0.9977818283</text:p>
          </table:table-cell>
          <table:table-cell table:formula="of:=[.M61]-[.O61]" office:value-type="float" office:value="-0.00000311741725113985" calcext:value-type="float">
            <text:p>-3.12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07189636" calcext:value-type="float">
            <text:p>847.0701071896</text:p>
          </table:table-cell>
          <table:table-cell/>
          <table:table-cell table:style-name="ce3" office:value-type="float" office:value="847.070107184238" calcext:value-type="float">
            <text:p>847.0701071842</text:p>
          </table:table-cell>
          <table:table-cell/>
          <table:table-cell table:formula="of:=[.M68]/[.O68]" office:value-type="float" office:value="1.00000000000637" calcext:value-type="float">
            <text:p>1</text:p>
          </table:table-cell>
          <table:table-cell table:formula="of:=[.M68]-[.O68]" office:value-type="float" office:value="0.00000000539796474186005" calcext:value-type="float">
            <text:p>5.40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2805534" calcext:value-type="float">
            <text:p>3054.6042805534</text:p>
          </table:table-cell>
          <table:table-cell/>
          <table:table-cell table:style-name="ce3" office:value-type="float" office:value="3054.60428053393" calcext:value-type="float">
            <text:p>3054.6042805339</text:p>
          </table:table-cell>
          <table:table-cell/>
          <table:table-cell table:formula="of:=[.M69]/[.O69]" office:value-type="float" office:value="1.00000000000637" calcext:value-type="float">
            <text:p>1</text:p>
          </table:table-cell>
          <table:table-cell table:formula="of:=[.M69]-[.O69]" office:value-type="float" office:value="0.000000019470007828204" calcext:value-type="float">
            <text:p>1.95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18443" calcext:value-type="float">
            <text:p>1216.8026761844</text:p>
          </table:table-cell>
          <table:table-cell/>
          <table:table-cell table:style-name="ce3" office:value-type="float" office:value="1216.80267623724" calcext:value-type="float">
            <text:p>1216.8026762372</text:p>
          </table:table-cell>
          <table:table-cell/>
          <table:table-cell table:formula="of:=[.M70]/[.O70]" office:value-type="float" office:value="0.9999999999566" calcext:value-type="float">
            <text:p>1</text:p>
          </table:table-cell>
          <table:table-cell table:formula="of:=[.M70]-[.O70]" office:value-type="float" office:value="-0.0000000528098098584451" calcext:value-type="float">
            <text:p>-5.28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528383719148" calcext:value-type="float">
            <text:p>-0.2155283837</text:p>
          </table:table-cell>
          <table:table-cell/>
          <table:table-cell table:style-name="ce3" office:value-type="float" office:value="-0.215528442759077" calcext:value-type="float">
            <text:p>-0.2155284428</text:p>
          </table:table-cell>
          <table:table-cell/>
          <table:table-cell table:formula="of:=[.M71]/[.O71]" office:value-type="float" office:value="0.999999726068967" calcext:value-type="float">
            <text:p>0.9999997261</text:p>
          </table:table-cell>
          <table:table-cell table:formula="of:=[.M71]-[.O71]" office:value-type="float" office:value="0.0000000590399290012478" calcext:value-type="float">
            <text:p>5.90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5811903627693" calcext:value-type="float">
            <text:p>0.0635811904</text:p>
          </table:table-cell>
          <table:table-cell/>
          <table:table-cell table:style-name="ce3" office:value-type="float" office:value="0.0635809774653025" calcext:value-type="float">
            <text:p>0.0635809775</text:p>
          </table:table-cell>
          <table:table-cell/>
          <table:table-cell table:formula="of:=[.M72]/[.O72]" office:value-type="float" office:value="1.00000334844595" calcext:value-type="float">
            <text:p>1.0000033484</text:p>
          </table:table-cell>
          <table:table-cell table:formula="of:=[.M72]-[.O72]" office:value-type="float" office:value="0.000000212897466794759" calcext:value-type="float">
            <text:p>2.13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228199304626" calcext:value-type="float">
            <text:p>0.001402282</text:p>
          </table:table-cell>
          <table:table-cell/>
          <table:table-cell table:style-name="ce3" office:value-type="float" office:value="0.0014028599759034" calcext:value-type="float">
            <text:p>0.00140286</text:p>
          </table:table-cell>
          <table:table-cell/>
          <table:table-cell table:formula="of:=[.M73]/[.O73]" office:value-type="float" office:value="0.999587996758716" calcext:value-type="float">
            <text:p>0.9995879968</text:p>
          </table:table-cell>
          <table:table-cell table:formula="of:=[.M73]-[.O73]" office:value-type="float" office:value="-0.000000577982857139945" calcext:value-type="float">
            <text:p>-5.78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 table:number-rows-repeated="104850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6T13:53:53.982155429</dc:date>
    <dc:creator>Stacha Petrovic</dc:creator>
    <meta:editing-duration>P1DT6H26M53S</meta:editing-duration>
    <meta:editing-cycles>14</meta:editing-cycles>
    <meta:document-statistic meta:table-count="1" meta:cell-count="392" meta:object-count="0"/>
    <meta:user-defined meta:name="qrichtext">1</meta:user-defined>
  </office:meta>
</office:document-meta>
</file>